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ptionForm<text:line-break/><text:line-break/> <text:s text:c="7"/>&lt;source&gt;Description&lt;/source&gt;</text:p>
      <text:p text:style-name="Standard"><text:s text:c="8"/>&lt;translation&gt;Апісанне&lt;/translation&gt;<text:line-break/><text:line-break/> <text:s text:c="7"/>&lt;source&gt;&lt;/source&gt;</text:p>
      <text:p text:style-name="Standard"><text:s text:c="8"/>&lt;translation&gt;&lt;/translation&gt;<text:line-break/><text:line-break/> <text:s text:c="7"/>&lt;source&gt;Close&lt;/source&gt;</text:p>
      <text:p text:style-name="Standard"><text:s text:c="8"/>&lt;translation&gt;Закрыць&lt;/translation&gt;<text:line-break/><text:line-break/>GalleryForm<text:line-break/><text:line-break/> <text:s text:c="7"/>&lt;source&gt;Galleries&lt;/source&gt;</text:p>
      <text:p text:style-name="Standard"><text:s text:c="8"/>&lt;translation&gt;Галерэі&lt;/translation&gt;<text:line-break/><text:line-break/> <text:s text:c="7"/>&lt;source&gt;/&lt;/source&gt;</text:p>
      <text:p text:style-name="Standard"><text:s text:c="8"/>&lt;translation&gt;/&lt;/translation&gt;<text:line-break/><text:line-break/> <text:s text:c="7"/>&lt;source&gt;...&lt;/source&gt;</text:p>
      <text:p text:style-name="Standard"><text:s text:c="8"/>&lt;translation&gt;...&lt;/translation&gt;<text:line-break/><text:line-break/> <text:s text:c="7"/>&lt;source&gt; ...&lt;/source&gt;</text:p>
      <text:p text:style-name="Standard"><text:s text:c="8"/>&lt;translation&gt; ...&lt;/translation&gt;<text:line-break/><text:line-break/>QuestionForm<text:line-break/><text:line-break/> <text:s text:c="7"/>&lt;source&gt;Question&lt;/source&gt;</text:p>
      <text:p text:style-name="Standard"><text:s text:c="8"/>&lt;translation&gt;Пытанне&lt;/translation&gt;<text:line-break/><text:line-break/> <text:s text:c="7"/>&lt;source&gt;Question : &lt;/source&gt;</text:p>
      <text:p text:style-name="Standard"><text:s text:c="8"/>&lt;translation&gt;Пытанне : &lt;/translation&gt;<text:line-break/><text:line-break/> <text:s text:c="7"/>&lt;source&gt;Points for question : &lt;/source&gt;</text:p>
      <text:p text:style-name="Standard"><text:s text:c="8"/>&lt;translation&gt;Балаў за пытанне : &lt;/translation&gt;<text:line-break/><text:line-break/> <text:s text:c="7"/>&lt;source&gt;Choose&lt;/source&gt;</text:p>
      <text:p text:style-name="Standard"><text:s text:c="8"/>&lt;translation&gt;Абраць&lt;/translation&gt;<text:line-break/><text:line-break/>QuizForm<text:line-break/><text:line-break/> <text:s text:c="7"/>&lt;source&gt;Quiz&lt;/source&gt;</text:p>
      <text:p text:style-name="Standard"><text:s text:c="8"/>&lt;translation&gt;Віктарына&lt;/translation&gt;<text:line-break/><text:line-break/>main<text:line-break/><text:line-break/> <text:s text:c="7"/>&lt;source&gt;Mastactva Quiz&lt;/source&gt;</text:p>
      <text:p text:style-name="Standard"><text:s text:c="8"/>&lt;translation&gt;Віктарына Мастацтва&lt;/translation&gt;<text:line-break/><text:line-break/> <text:s text:c="7"/>&lt;source&gt;Description&lt;/source&gt;</text:p>
      <text:p text:style-name="Standard"><text:soft-page-break/><text:s text:c="8"/>&lt;translation&gt;Апісанне&lt;/translation&gt;<text:line-break/><text:line-break/> <text:s text:c="7"/>&lt;source&gt;Quiz&lt;/source&gt;</text:p>
      <text:p text:style-name="Standard"><text:s text:c="8"/>&lt;translation&gt;Віктарына&lt;/translation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1:18:25.113471806</meta:creation-date>
    <meta:generator>LibreOffice/6.4.6.2$Linux_X86_64 LibreOffice_project/40$Build-2</meta:generator>
    <dc:date>2020-12-08T11:21:38.609624411</dc:date>
    <meta:editing-duration>PT3M14S</meta:editing-duration>
    <meta:editing-cycles>1</meta:editing-cycles>
    <meta:document-statistic meta:table-count="0" meta:image-count="0" meta:object-count="0" meta:page-count="2" meta:paragraph-count="16" meta:word-count="51" meta:character-count="1218" meta:non-whitespace-character-count="924"/>
  </office:meta>
</office:document-meta>
</file>